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Utils.boundedBuffer( Buffer buffer , int maximumSize , long timeout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synchronizedBuffe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unmodifiableBuffe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transformedBuffer( Buffer buffer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blockingBuffer( Buffer buffer , long timeout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typedBuffer( Buffer buffer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boundedBuffer( Buffer buffer , int 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blockingBuffe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predicatedBuffer( Buffer buffe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tils.Buffe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